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43in" svg:x="0.1768in" svg:y="0.0642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/>
          <table:table-cell table:formula="of:=[.H42]/[.G42]" office:value-type="percentage" office:value="0" calcext:value-type="percentage">
            <text:p>0.00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211" calcext:value-type="float">
            <text:p>211</text:p>
          </table:table-cell>
          <table:table-cell table:formula="of:=SUM([.K42] /[.J42])" office:value-type="percentage" office:value="0.0130142478258188" calcext:value-type="percentage">
            <text:p>1.30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130.142478258188" calcext:value-type="float">
            <text:p>130.1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10811" calcext:value-type="float">
            <text:p>410811</text:p>
          </table:table-cell>
          <table:table-cell table:style-name="ce1" table:formula="of:=SUM([.H3:.H65])" office:value-type="float" office:value="4483" calcext:value-type="float">
            <text:p>4483</text:p>
          </table:table-cell>
          <table:table-cell table:formula="of:=[.H67]/[.G67]" office:value-type="percentage" office:value="0.0109125607639523" calcext:value-type="percentage">
            <text:p>1.09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4:19:05.697318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0-31T14:20:23.869898204</dc:date>
    <meta:editing-duration>P2DT17H47M11S</meta:editing-duration>
    <meta:editing-cycles>165</meta:editing-cycles>
    <meta:generator>LibreOffice/6.4.7.2$Linux_X86_64 LibreOffice_project/40$Build-2</meta:generator>
    <meta:document-statistic meta:table-count="2" meta:cell-count="131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4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11">
                <text:p>211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130.142478258188">
                <text:p>130.142478258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